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本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さざなみ明朝" fo:font-size="12pt" fo:language="en" fo:country="US" style:letter-kerning="true" style:font-name-asian="IPAゴシック1" style:font-size-asian="10.5pt" style:language-asian="ja" style:country-asian="JP" style:font-name-complex="IPA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ゴシック" fo:font-size="14pt" style:font-name-asian="IPAゴシック1" style:font-size-asian="14pt" style:font-name-complex="IPA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8-10-04T12:02:57</meta:creation-date>
    <dc:date>2008-10-04T12:03:22</dc:date>
    <meta:editing-cycles>1</meta:editing-cycles>
    <meta:editing-duration>PT27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1" meta:character-count="2"/>
  </office:meta>
</office:document-meta>
</file>